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46.16mm" svg:y="210.09mm">
            <draw:object draw:notify-on-update-of-ranges="Sheet1.A31:Sheet1.A46 Sheet1.B31:Sheet1.B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#Muestra</text:p>
          </table:table-cell>
          <table:table-cell office:value-type="string" calcext:value-type="string">
            <text:p>numJDBCCount</text:p>
          </table:table-cell>
          <table:table-cell office:value-type="string" calcext:value-type="string">
            <text:p>numHTTPCount</text:p>
          </table:table-cell>
          <table:table-cell office:value-type="string" calcext:value-type="string">
            <text:p>numHTTPQ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41945428996875067</text:p>
          </table:table-cell>
          <table:table-cell table:style-name="ce1" office:value-type="string" calcext:value-type="string">
            <text:p>0.6617874520249156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442308</text:p>
          </table:table-cell>
          <table:table-cell office:value-type="string" calcext:value-type="string">
            <text:p>0.576923</text:p>
          </table:table-cell>
          <table:table-cell office:value-type="string" calcext:value-type="string">
            <text:p>0.0192308</text:p>
          </table:table-cell>
          <table:table-cell/>
          <table:table-cell table:style-name="ce1"/>
          <table:table-cell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6.69445602334306</text:p>
          </table:table-cell>
          <table:table-cell table:style-name="ce1" office:value-type="string" calcext:value-type="string">
            <text:p>105.42972006565235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11111</text:p>
          </table:table-cell>
          <table:table-cell office:value-type="string" calcext:value-type="string">
            <text:p>0.7037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1.15829166325108</text:p>
          </table:table-cell>
          <table:table-cell table:style-name="ce1" office:value-type="string" calcext:value-type="string">
            <text:p>207.40037285330766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87037</text:p>
          </table:table-cell>
          <table:table-cell office:value-type="string" calcext:value-type="string">
            <text:p>1.18519</text:p>
          </table:table-cell>
          <table:table-cell office:value-type="string" calcext:value-type="string">
            <text:p>0.240741</text:p>
          </table:table-cell>
          <table:table-cell/>
          <table:table-cell table:style-name="ce1"/>
          <table:table-cell table:style-name="ce1" office:value-type="float" office:value="12000" calcext:value-type="float">
            <text:p>1200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92.87953065980872</text:p>
          </table:table-cell>
          <table:table-cell table:style-name="ce1" office:value-type="string" calcext:value-type="string">
            <text:p>305.0445657196817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.62264</text:p>
          </table:table-cell>
          <table:table-cell office:value-type="string" calcext:value-type="string">
            <text:p>1.90566</text:p>
          </table:table-cell>
          <table:table-cell office:value-type="string" calcext:value-type="string">
            <text:p>0.528302</text:p>
          </table:table-cell>
          <table:table-cell/>
          <table:table-cell table:style-name="ce1"/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63.24881949357507</text:p>
          </table:table-cell>
          <table:table-cell table:style-name="ce1" office:value-type="string" calcext:value-type="string">
            <text:p>416.4322856681584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9615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9231</text:p>
          </table:table-cell>
          <table:table-cell/>
          <table:table-cell table:style-name="ce1"/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27.2144236117928</text:p>
          </table:table-cell>
          <table:table-cell table:style-name="ce1" office:value-type="string" calcext:value-type="string">
            <text:p>517.6284054585501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21154</text:p>
          </table:table-cell>
          <table:table-cell office:value-type="string" calcext:value-type="string">
            <text:p>3.38462</text:p>
          </table:table-cell>
          <table:table-cell office:value-type="string" calcext:value-type="string">
            <text:p>2.61538</text:p>
          </table:table-cell>
          <table:table-cell/>
          <table:table-cell table:style-name="ce1"/>
          <table:table-cell table:style-name="ce1" office:value-type="float" office:value="24000" calcext:value-type="float">
            <text:p>2400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96.58933174697603</text:p>
          </table:table-cell>
          <table:table-cell table:style-name="ce1" office:value-type="string" calcext:value-type="string">
            <text:p>627.4455696633948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71154</text:p>
          </table:table-cell>
          <table:table-cell office:value-type="string" calcext:value-type="string">
            <text:p>4.03846</text:p>
          </table:table-cell>
          <table:table-cell office:value-type="string" calcext:value-type="string">
            <text:p>7.92308</text:p>
          </table:table-cell>
          <table:table-cell/>
          <table:table-cell table:style-name="ce1"/>
          <table:table-cell table:style-name="ce1" office:value-type="float" office:value="28000" calcext:value-type="float">
            <text:p>28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59.1895304787051</text:p>
          </table:table-cell>
          <table:table-cell table:style-name="ce1" office:value-type="string" calcext:value-type="string">
            <text:p>726.5448832141627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92593</text:p>
          </table:table-cell>
          <table:table-cell office:value-type="string" calcext:value-type="string">
            <text:p>3.92593</text:p>
          </table:table-cell>
          <table:table-cell office:value-type="string" calcext:value-type="string">
            <text:p>70.2963</text:p>
          </table:table-cell>
          <table:table-cell/>
          <table:table-cell table:style-name="ce1"/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11.2392759573754</text:p>
          </table:table-cell>
          <table:table-cell table:style-name="ce1" office:value-type="string" calcext:value-type="string">
            <text:p>808.949221059064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14815</text:p>
          </table:table-cell>
          <table:table-cell office:value-type="string" calcext:value-type="string">
            <text:p>4.09259</text:p>
          </table:table-cell>
          <table:table-cell office:value-type="string" calcext:value-type="string">
            <text:p>21.7037</text:p>
          </table:table-cell>
          <table:table-cell/>
          <table:table-cell table:style-name="ce1"/>
          <table:table-cell table:style-name="ce1" office:value-type="float" office:value="34000" calcext:value-type="float">
            <text:p>340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48.2102547565302</text:p>
          </table:table-cell>
          <table:table-cell table:style-name="ce1" office:value-type="string" calcext:value-type="string">
            <text:p>867.7390483916478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22222</text:p>
          </table:table-cell>
          <table:table-cell office:value-type="string" calcext:value-type="string">
            <text:p>4.40741</text:p>
          </table:table-cell>
          <table:table-cell office:value-type="string" calcext:value-type="string">
            <text:p>45.2407</text:p>
          </table:table-cell>
          <table:table-cell/>
          <table:table-cell table:style-name="ce1"/>
          <table:table-cell table:style-name="ce1" office:value-type="float" office:value="36000" calcext:value-type="float">
            <text:p>3600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42" calcext:value-type="float">
            <text:p>1442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75.3739930955121</text:p>
          </table:table-cell>
          <table:table-cell table:style-name="ce1" office:value-type="string" calcext:value-type="string">
            <text:p>910.5064158945069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53704</text:p>
          </table:table-cell>
          <table:table-cell office:value-type="string" calcext:value-type="string">
            <text:p>64.6296</text:p>
          </table:table-cell>
          <table:table-cell/>
          <table:table-cell table:style-name="ce1"/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09.6289284969438</text:p>
          </table:table-cell>
          <table:table-cell table:style-name="ce1" office:value-type="string" calcext:value-type="string">
            <text:p>964.9970345763882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.21053</text:p>
          </table:table-cell>
          <table:table-cell office:value-type="string" calcext:value-type="string">
            <text:p>4.36842</text:p>
          </table:table-cell>
          <table:table-cell office:value-type="string" calcext:value-type="string">
            <text:p>121.93</text:p>
          </table:table-cell>
          <table:table-cell/>
          <table:table-cell table:style-name="ce1"/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12.0044676326137</text:p>
          </table:table-cell>
          <table:table-cell table:style-name="ce1" office:value-type="string" calcext:value-type="string">
            <text:p>968.7748029154363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.44828</text:p>
          </table:table-cell>
          <table:table-cell office:value-type="string" calcext:value-type="string">
            <text:p>4.60345</text:p>
          </table:table-cell>
          <table:table-cell office:value-type="float" office:value="194.707" calcext:value-type="float">
            <text:p>194,707</text:p>
          </table:table-cell>
          <table:table-cell/>
          <table:table-cell table:style-name="ce1"/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34.479424738655</text:p>
          </table:table-cell>
          <table:table-cell table:style-name="ce1" office:value-type="string" calcext:value-type="string">
            <text:p>1004.3680060917578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.61017</text:p>
          </table:table-cell>
          <table:table-cell office:value-type="string" calcext:value-type="string">
            <text:p>4.55932</text:p>
          </table:table-cell>
          <table:table-cell office:value-type="float" office:value="332.034" calcext:value-type="float">
            <text:p>332,034</text:p>
          </table:table-cell>
          <table:table-cell/>
          <table:table-cell table:style-name="ce1"/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48.5849056603774</text:p>
          </table:table-cell>
          <table:table-cell table:style-name="ce1" office:value-type="string" calcext:value-type="string">
            <text:p>1026.7119209721402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.53846</text:p>
          </table:table-cell>
          <table:table-cell office:value-type="string" calcext:value-type="string">
            <text:p>4.56923</text:p>
          </table:table-cell>
          <table:table-cell office:value-type="float" office:value="431.554" calcext:value-type="float">
            <text:p>431,554</text:p>
          </table:table-cell>
          <table:table-cell/>
          <table:table-cell table:style-name="ce1"/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76" calcext:value-type="float">
            <text:p>4076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28.9996171306678</text:p>
          </table:table-cell>
          <table:table-cell table:style-name="ce1" office:value-type="string" calcext:value-type="string">
            <text:p>995.7218304743477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1">
          <table:table-cell table:number-columns-repeated="6"/>
          <table:table-cell table:style-name="ce1" table:number-columns-repeated="13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.18182</text:p>
          </table:table-cell>
          <table:table-cell office:value-type="string" calcext:value-type="string">
            <text:p>4.02597</text:p>
          </table:table-cell>
          <table:table-cell office:value-type="float" office:value="422.169" calcext:value-type="float">
            <text:p>422,169</text:p>
          </table:table-cell>
          <table:table-cell/>
          <table:table-cell table:style-name="ce1"/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1769" calcext:value-type="float">
            <text:p>1769</text:p>
          </table:table-cell>
          <table:table-cell table:style-name="ce1" office:value-type="float" office:value="3407" calcext:value-type="float">
            <text:p>3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95" calcext:value-type="float">
            <text:p>16095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60.1064202198418</text:p>
          </table:table-cell>
          <table:table-cell table:style-name="ce1" office:value-type="string" calcext:value-type="string">
            <text:p>886.6732140044109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.45614</text:p>
          </table:table-cell>
          <table:table-cell office:value-type="string" calcext:value-type="string">
            <text:p>2.92982</text:p>
          </table:table-cell>
          <table:table-cell office:value-type="float" office:value="300246" calcext:value-type="float">
            <text:p>300246</text:p>
          </table:table-cell>
          <table:table-cell/>
          <table:table-cell table:style-name="ce1"/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1589" calcext:value-type="float">
            <text:p>1589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5342" calcext:value-type="float">
            <text:p>5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131" calcext:value-type="float">
            <text:p>6313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22.08820019968016</text:p>
          </table:table-cell>
          <table:table-cell table:style-name="ce1" office:value-type="string" calcext:value-type="string">
            <text:p>668.1992465573431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4 CORES:</text:p>
          </table:table-cell>
          <table:table-cell table:number-columns-repeated="18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.39344</text:p>
          </table:table-cell>
          <table:table-cell office:value-type="string" calcext:value-type="string">
            <text:p>5.40984</text:p>
          </table:table-cell>
          <table:table-cell office:value-type="string" calcext:value-type="string">
            <text:p>2.7377</text:p>
          </table:table-cell>
          <table:table-cell/>
          <table:table-cell table:style-name="ce1"/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775.6196878130756</text:p>
          </table:table-cell>
          <table:table-cell table:style-name="ce1" office:value-type="string" calcext:value-type="string">
            <text:p>1227.8402400179361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419454289968751" calcext:value-type="float">
            <text:p>0,41945429</text:p>
          </table:table-cell>
          <table:table-cell table:number-columns-repeated="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66.6944560233431" calcext:value-type="float">
            <text:p>66,6944560233</text:p>
          </table:table-cell>
          <table:table-cell table:number-columns-repeated="17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131.158291663251" calcext:value-type="float">
            <text:p>131,1582916633</text:p>
          </table:table-cell>
          <table:table-cell table:number-columns-repeated="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float" office:value="192.879530659809" calcext:value-type="float">
            <text:p>192,8795306598</text:p>
          </table:table-cell>
          <table:table-cell table:number-columns-repeated="17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float" office:value="263.248819493575" calcext:value-type="float">
            <text:p>263,2488194936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327.214423611793" calcext:value-type="float">
            <text:p>327,2144236118</text:p>
          </table:table-cell>
          <table:table-cell table:number-columns-repeated="1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 office:value-type="float" office:value="396.589331746976" calcext:value-type="float">
            <text:p>396,589331747</text:p>
          </table:table-cell>
          <table:table-cell table:number-columns-repeated="17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 office:value-type="float" office:value="459.189530478705" calcext:value-type="float">
            <text:p>459,1895304787</text:p>
          </table:table-cell>
          <table:table-cell table:number-columns-repeated="1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 office:value-type="float" office:value="511.239275957375" calcext:value-type="float">
            <text:p>511,2392759574</text:p>
          </table:table-cell>
          <table:table-cell table:number-columns-repeated="17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 office:value-type="float" office:value="548.21025475653" calcext:value-type="float">
            <text:p>548,2102547565</text:p>
          </table:table-cell>
          <table:table-cell table:number-columns-repeated="1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" office:value-type="float" office:value="575.373993095512" calcext:value-type="float">
            <text:p>575,3739930955</text:p>
          </table:table-cell>
          <table:table-cell table:number-columns-repeated="17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 office:value-type="float" office:value="609.628928496944" calcext:value-type="float">
            <text:p>609,6289284969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612.004467632614" calcext:value-type="float">
            <text:p>612,0044676326</text:p>
          </table:table-cell>
          <table:table-cell table:number-columns-repeated="1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1" office:value-type="float" office:value="634.479424738655" calcext:value-type="float">
            <text:p>634,4794247387</text:p>
          </table:table-cell>
          <table:table-cell table:number-columns-repeated="17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1" office:value-type="float" office:value="648.584905660377" calcext:value-type="float">
            <text:p>648,5849056604</text:p>
          </table:table-cell>
          <table:table-cell table:number-columns-repeated="17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1" office:value-type="float" office:value="628.999617130668" calcext:value-type="float">
            <text:p>628,99961713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6:18:23.543110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Hu</meta:initial-creator>
    <meta:creation-date>2018-03-23T12:19:33.995279546</meta:creation-date>
    <dc:date>2018-03-23T17:46:03.451996869</dc:date>
    <dc:creator>Javier Martinez</dc:creator>
    <meta:editing-duration>PT27M46S</meta:editing-duration>
    <meta:editing-cycles>2</meta:editing-cycles>
    <meta:generator>LibreOffice/4.4.4.3$Linux_X86_64 LibreOffice_project/40m0$Build-3</meta:generator>
    <meta:document-statistic meta:table-count="1" meta:cell-count="3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49cm" svg:y="0.316cm" chart:style-name="ch2">
          <text:p>Throughput vs Usuarios</text:p>
        </chart:title>
        <chart:legend chart:legend-position="end" svg:x="13.148cm" svg:y="4.201cm" style:legend-expansion="high" chart:style-name="ch3"/>
        <chart:plot-area chart:style-name="ch4" table:cell-range-address="Sheet1.A31:Sheet1.B46" svg:x="1.331cm" svg:y="1.301cm" svg:width="11.497cm" svg:height="6.538cm">
          <chartooo:coordinate-region svg:x="2.138cm" svg:y="1.501cm" svg:width="10.318cm" svg:height="5.691cm"/>
          <chart:axis chart:dimension="x" chart:name="primary-x" chart:style-name="ch5">
            <chart:title svg:x="6.374cm" svg:y="8.019cm" chart:style-name="ch6">
              <text:p>Usuarios</text:p>
            </chart:title>
          </chart:axis>
          <chart:axis chart:dimension="y" chart:name="primary-y" chart:style-name="ch5">
            <chart:title svg:x="0.451cm" svg:y="5.461cm" chart:style-name="ch7">
              <text:p>Throughput</text:p>
            </chart:title>
          </chart:axis>
          <chart:series chart:style-name="ch8" chart:values-cell-range-address="Sheet1.B31:Sheet1.B46" chart:class="chart:scatter">
            <chart:domain table:cell-range-address="Sheet1.A31:Sheet1.A46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1:Sheet1.A46</svg:desc>
                </draw:g>
              </table:table-cell>
              <table:table-cell office:value-type="float" office:value="0.419454289968751">
                <text:p>0.419454289968751</text:p>
                <draw:g>
                  <svg:desc>Sheet1.B31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6.6944560233431">
                <text:p>66.6944560233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31.158291663251">
                <text:p>131.158291663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2.879530659809">
                <text:p>192.879530659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63.248819493575">
                <text:p>263.248819493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27.214423611793">
                <text:p>327.214423611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396.589331746976">
                <text:p>396.589331746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459.189530478705">
                <text:p>459.189530478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11.239275957375">
                <text:p>511.239275957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548.21025475653">
                <text:p>548.21025475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575.373993095512">
                <text:p>575.373993095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609.628928496944">
                <text:p>609.628928496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612.004467632614">
                <text:p>612.004467632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634.479424738655">
                <text:p>634.479424738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648.584905660377">
                <text:p>648.584905660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628.999617130668">
                <text:p>628.999617130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